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coon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Description.addToAutoRelease( final ComponentManager manager , final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release( final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CocoonComponentManager( final ComponentManager manager , final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ComponentManager.Cocoon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getCurrentProces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Description.addToAutoRelease( final ComponentSelector selector , final Component component , final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ComponentManager.getSitemapComponen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ComponentManager.endProcessing( Environment env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Description.removeFromAutoRelease( final 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vironmentDescription.EnvironmentDescription(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coonRunnable.AbstractCocoonRun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ComponentManager.addComponentForAutomaticRelease( final ComponentManager manager , final 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coonComponentManager.CocoonComponentManager( final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vironmentDescription.containsGlobalRequestLifecycleComponent( final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Description.addRequestLifecycleComponent( final String role , final Component co , final Component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ComponentManager.getActiveProcessor(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lookup( final String rol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EnvironmentDescription.relea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coonComponentManager.setInstrumentManager( InstrumentManager i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ComponentManager.releaseRLComponent( final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Description.getGlobalRequestLifecycleComponent( final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Description.containsRequestLifecycleComponent( final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ComponentManager.addComponent( String role , Class clazz ,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ComponentManager.addComponentForAutomaticRelease( final ComponentSelector selector , final Component component , final Component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vironmentDescription.getRequestLifecycleComponent( final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ComponentManager.CocoonComponentManager( final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Description.addGlobalRequestLifecycleComponent( final String role , final Component co , final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coonComponentManager.leav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setParentManager( final Component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ComponentManager.getCurrentEnviron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ComponentManager.enterEnvironment( Environment env , ComponentManager manager , Processor process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ComponentManager.resolveURI(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ComponentManager.startProcessing( 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ComponentManager.removeFromAutomaticRelease( final 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coonComponentManager.resolveURI( final String location , String baseURI , final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ComponentManager.markEnviro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ComponentManager.release( final 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vironmentDescription.getGlobalRequestLifcecycle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ComponentManager.leaveEnvironment( boolean suc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coonComponentManager.checkEnvironment( int depth ,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ComponentManager.createEnvironmentAware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